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73c" officeooo:paragraph-rsid="0016573c"/>
    </style:style>
    <style:style style:name="P2" style:family="paragraph" style:parent-style-name="Standard">
      <style:text-properties officeooo:rsid="0016573c" officeooo:paragraph-rsid="0016bb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itor d</text:p>
      <text:p text:style-name="P2">e Texto</text:p>
      <text:p text:style-name="P1"/>
      <text:p text:style-name="P1">HTML</text:p>
      <text:p text:style-name="P1">Javascript</text:p>
      <text:p text:style-name="P1"/>
      <text:p text:style-name="P1"/>
      <text:p text:style-name="P1">seleção de texto (mouse)</text:p>
      <text:p text:style-name="P1">selecionar paragrafo (sintaxe)</text:p>
      <text:p text:style-name="P1">selecionar tudo</text:p>
      <text:p text:style-name="P1">inserção de texto</text:p>
      <text:p text:style-name="P1">replace de texto</text:p>
      <text:p text:style-name="P1">deleção de linha</text:p>
      <text:p text:style-name="P1">copiar</text:p>
      <text:p text:style-name="P1">colar</text:p>
      <text:p text:style-name="P1">recortar</text:p>
      <text:p text:style-name="P1"/>
      <text:p text:style-name="P1">salvar</text:p>
      <text:p text:style-name="P1">salvar como</text:p>
      <text:p text:style-name="P1">abrir</text:p>
      <text:p text:style-name="P1">novo</text:p>
      <text:p text:style-name="P1"/>
      <text:p text:style-name="P1">localizar</text:p>
      <text:p text:style-name="P1"/>
      <text:p text:style-name="P1">refazer</text:p>
      <text:p text:style-name="P1">desfazer</text:p>
      <text:p text:style-name="P1">caractere especial</text:p>
      <text:p text:style-name="P1"/>
      <text:p text:style-name="P1">negrito</text:p>
      <text:p text:style-name="P1">italico</text:p>
      <text:p text:style-name="P1">sublinhado</text:p>
      <text:p text:style-name="P1">tachado</text:p>
      <text:p text:style-name="P1"/>
      <text:p text:style-name="P1"/>
      <text:p text:style-name="P1">estilos</text:p>
      <text:p text:style-name="P1">estilo1</text:p>
      <text:p text:style-name="P1">estilo2</text:p>
      <text:p text:style-name="P1">estilo3</text:p>
      <text:p text:style-name="P1"/>
      <text:p text:style-name="P1">separador</text:p>
      <text:p text:style-name="P1"/>
      <text:p text:style-name="P1"/>
      <text:p text:style-name="P1">marcador de linha</text:p>
      <text:p text:style-name="P1">marcador de break poin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9:14:26.998000000</meta:creation-date>
    <dc:date>2016-09-07T11:13:51.182000000</dc:date>
    <meta:editing-duration>PT49M13S</meta:editing-duration>
    <meta:editing-cycles>2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32" meta:word-count="53" meta:character-count="342" meta:non-whitespace-character-count="321"/>
  </office:meta>
</office:document-meta>
</file>